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etting</text:p>
          </table:table-cell>
          <table:table-cell/>
          <table:table-cell office:value-type="string" calcext:value-type="string">
            <text:p>multiply by default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2]*[.$D$2]" office:value-type="float" office:value="69.6" calcext:value-type="float">
            <text:p>69.6</text:p>
          </table:table-cell>
          <table:table-cell/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3]*[.$D$2]" office:value-type="float" office:value="89.6" calcext:value-type="float">
            <text:p>89.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4]*[.$D$2]" office:value-type="float" office:value="107.2" calcext:value-type="float">
            <text:p>107.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4:35:34.770000000</meta:creation-date>
    <dc:date>2024-06-12T04:46:23.931000000</dc:date>
    <meta:editing-duration>PT24S</meta:editing-duration>
    <meta:editing-cycles>2</meta:editing-cycles>
    <meta:generator>LibreOffice/24.2.0.3$Windows_X86_64 LibreOffice_project/da48488a73ddd66ea24cf16bbc4f7b9c08e9bea1</meta:generator>
    <meta:document-statistic meta:table-count="1" meta:cell-count="10" meta:object-count="0"/>
  </office:meta>
</office:document-meta>
</file>